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language="fr" fo:country="FR" officeooo:rsid="00009516" officeooo:paragraph-rsid="00009516"/>
    </style:style>
    <style:style style:name="P2" style:family="paragraph" style:parent-style-name="Standard">
      <style:paragraph-properties fo:line-height="115%"/>
      <style:text-properties fo:language="fr" fo:country="FR" style:text-underline-style="solid" style:text-underline-width="auto" style:text-underline-color="font-color" fo:font-weight="bold" officeooo:rsid="00009516" officeooo:paragraph-rsid="00012f67" style:font-weight-asian="bold" style:font-weight-complex="bold"/>
    </style:style>
    <style:style style:name="P3" style:family="paragraph" style:parent-style-name="Standard">
      <style:paragraph-properties fo:line-height="115%"/>
      <style:text-properties fo:language="fr" fo:country="FR" officeooo:rsid="00012f67" officeooo:paragraph-rsid="00012f67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officeooo:rsid="00012f67" officeooo:paragraph-rsid="00012f67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12f67"/>
    </style:style>
    <style:style style:name="T4" style:family="text">
      <style:text-properties officeooo:rsid="0001aa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roduction :</text:p>
      <text:p text:style-name="P1"><text:tab/>Victor Hugo est un écrivain français ayant donné un discours le 9 juillet 1849 devant l’Assemblée Nationale en tant que député. Il y expose sa volonté de résoudre le problème de la misère dans le territoire français. </text:p>
      <text:p text:style-name="P1">Nous allons analyser les procédés utilisés et leurs significations dans une lecture linéaire en tentant de répondre à la question suivante :</text:p>
      <text:p text:style-name="P2"><text:span text:style-name="T2"><text:tab/></text:span><text:span text:style-name="T1">Comment Victor Hugo suscite-il la pitié chez son auditoire ?</text:span></text:p>
      <text:p text:style-name="Horizontal_20_Line"/>
      <text:p text:style-name="P4">P<text:span text:style-name="T3">aragraphe au choix, ligne 5-12 :</text:span></text:p>
      <text:p text:style-name="P5">Premièrement, par l’opposition des groupes verbaux « je ne dis pas » (ligne 5) avec « je dis » (ligne 6), l’auteur exprime clairement ce qu’il veut ou non faire comprendre. C’est-à-dire, comme on le voit de la ligne 5 à 6, complètement éradiquer la misère « je ne dis pas diminuer, amoindrir, limiter, circoncire, je dis détruire. ». <text:span text:style-name="T4">Cette énumération de synonymes nous permet de bien comprendre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5.2$Windows_X86_64 LibreOffice_project/dd0751754f11728f69b42ee2af66670068624673</meta:generator>
    <dc:date>2022-01-12T11:00:39.103000000</dc:date>
    <meta:editing-duration>PT8M46S</meta:editing-duration>
    <meta:editing-cycles>1</meta:editing-cycles>
    <meta:document-statistic meta:table-count="0" meta:image-count="0" meta:object-count="0" meta:page-count="1" meta:paragraph-count="6" meta:word-count="145" meta:character-count="862" meta:non-whitespace-character-count="719"/>
  </office:meta>
</office:document-meta>
</file>